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bfbb4" officeooo:paragraph-rsid="000bfbb4" style:font-size-asian="10.5pt"/>
    </style:style>
    <style:style style:name="P2" style:family="paragraph" style:parent-style-name="Standard" style:list-style-name="L1">
      <style:text-properties fo:language="ca" fo:country="ES" officeooo:rsid="000bfbb4" officeooo:paragraph-rsid="000bfbb4" style:font-size-asian="10.5pt"/>
    </style:style>
    <style:style style:name="P3" style:family="paragraph" style:parent-style-name="Standard" style:list-style-name="L2">
      <style:text-properties fo:language="ca" fo:country="ES" officeooo:rsid="000bfbb4" officeooo:paragraph-rsid="000bfbb4" style:font-size-asian="10.5pt"/>
    </style:style>
    <style:style style:name="P4" style:family="paragraph" style:parent-style-name="Standard" style:list-style-name="L3">
      <style:text-properties fo:language="ca" fo:country="ES" officeooo:rsid="000bfbb4" officeooo:paragraph-rsid="000bfbb4" style:font-size-asian="10.5pt"/>
    </style:style>
    <style:style style:name="P5" style:family="paragraph" style:parent-style-name="Standard" style:list-style-name="L4">
      <style:text-properties fo:language="ca" fo:country="ES" officeooo:rsid="000bfbb4" officeooo:paragraph-rsid="000c1bb1" style:font-size-asian="10.5pt"/>
    </style:style>
    <style:style style:name="P6" style:family="paragraph" style:parent-style-name="Standard" style:list-style-name="L4">
      <style:text-properties fo:language="ca" fo:country="ES" officeooo:rsid="000bfbb4" officeooo:paragraph-rsid="000bfbb4" style:font-size-asian="10.5pt"/>
    </style:style>
    <style:style style:name="P7" style:family="paragraph" style:parent-style-name="Standard">
      <style:text-properties fo:language="ca" fo:country="ES" officeooo:rsid="000bfbb4" officeooo:paragraph-rsid="000c1bb1" style:font-size-asian="10.5pt"/>
    </style:style>
    <style:style style:name="P8" style:family="paragraph" style:parent-style-name="Standard">
      <style:text-properties fo:language="ca" fo:country="ES" officeooo:rsid="000c1bb1" officeooo:paragraph-rsid="000c1bb1" style:font-size-asian="10.5pt"/>
    </style:style>
    <style:style style:name="P9" style:family="paragraph" style:parent-style-name="Standard" style:list-style-name="L5">
      <style:text-properties fo:language="ca" fo:country="ES" officeooo:rsid="000c1bb1" officeooo:paragraph-rsid="000db3e5" style:font-size-asian="10.5pt"/>
    </style:style>
    <style:style style:name="P10" style:family="paragraph" style:parent-style-name="Standard" style:list-style-name="L5">
      <style:text-properties fo:language="ca" fo:country="ES" officeooo:rsid="000c1bb1" officeooo:paragraph-rsid="000c1bb1" style:font-size-asian="10.5pt"/>
    </style:style>
    <style:style style:name="P11" style:family="paragraph" style:parent-style-name="Standard" style:list-style-name="L5">
      <style:text-properties fo:language="ca" fo:country="ES" officeooo:rsid="000c1bb1" officeooo:paragraph-rsid="00133d04" style:font-size-asian="10.5pt"/>
    </style:style>
    <style:style style:name="P12" style:family="paragraph" style:parent-style-name="Standard" style:list-style-name="L5">
      <style:text-properties fo:language="ca" fo:country="ES" officeooo:rsid="000c1bb1" officeooo:paragraph-rsid="001b5a63" style:font-size-asian="10.5pt"/>
    </style:style>
    <style:style style:name="P13" style:family="paragraph" style:parent-style-name="Standard" style:list-style-name="L4">
      <style:text-properties fo:language="ca" fo:country="ES" officeooo:rsid="000c1bb1" officeooo:paragraph-rsid="00133d04" style:font-size-asian="10.5pt"/>
    </style:style>
    <style:style style:name="P14" style:family="paragraph" style:parent-style-name="Standard" style:list-style-name="L5">
      <style:text-properties fo:language="ca" fo:country="ES" officeooo:rsid="000db3e5" officeooo:paragraph-rsid="000db3e5" style:font-size-asian="10.5pt"/>
    </style:style>
    <style:style style:name="P15" style:family="paragraph" style:parent-style-name="Standard" style:list-style-name="L5">
      <style:text-properties fo:language="ca" fo:country="ES" officeooo:rsid="000db3e5" officeooo:paragraph-rsid="001093c7" style:font-size-asian="10.5pt"/>
    </style:style>
    <style:style style:name="P16" style:family="paragraph" style:parent-style-name="Standard" style:list-style-name="L5">
      <style:text-properties fo:language="ca" fo:country="ES" officeooo:rsid="000db3e5" officeooo:paragraph-rsid="00133d04" style:font-size-asian="10.5pt"/>
    </style:style>
    <style:style style:name="P17" style:family="paragraph" style:parent-style-name="Standard" style:list-style-name="L5">
      <style:text-properties fo:language="ca" fo:country="ES" officeooo:rsid="000db3e5" officeooo:paragraph-rsid="001d2972" style:font-size-asian="10.5pt"/>
    </style:style>
    <style:style style:name="P18" style:family="paragraph" style:parent-style-name="Standard" style:list-style-name="L4">
      <style:text-properties fo:language="ca" fo:country="ES" officeooo:rsid="000db3e5" officeooo:paragraph-rsid="00133d04" style:font-size-asian="10.5pt"/>
    </style:style>
    <style:style style:name="P19" style:family="paragraph" style:parent-style-name="Standard" style:list-style-name="L4">
      <style:text-properties fo:language="ca" fo:country="ES" officeooo:rsid="000db3e5" officeooo:paragraph-rsid="001bfbd7" style:font-size-asian="10.5pt"/>
    </style:style>
    <style:style style:name="P20" style:family="paragraph" style:parent-style-name="Standard" style:list-style-name="L4">
      <style:text-properties fo:language="ca" fo:country="ES" officeooo:rsid="000db3e5" officeooo:paragraph-rsid="001d2972" style:font-size-asian="10.5pt"/>
    </style:style>
    <style:style style:name="P21" style:family="paragraph" style:parent-style-name="Standard" style:list-style-name="L6">
      <style:text-properties fo:language="ca" fo:country="ES" officeooo:rsid="000db3e5" officeooo:paragraph-rsid="001bfbd7" style:font-size-asian="10.5pt"/>
    </style:style>
    <style:style style:name="P22" style:family="paragraph" style:parent-style-name="Standard">
      <style:text-properties fo:language="ca" fo:country="ES" officeooo:rsid="000db3e5" officeooo:paragraph-rsid="001bfbd7" style:font-size-asian="10.5pt"/>
    </style:style>
    <style:style style:name="P23" style:family="paragraph" style:parent-style-name="Standard" style:list-style-name="L5">
      <style:text-properties fo:language="ca" fo:country="ES" officeooo:rsid="000fb2fa" officeooo:paragraph-rsid="000fb2fa" style:font-size-asian="10.5pt"/>
    </style:style>
    <style:style style:name="P24" style:family="paragraph" style:parent-style-name="Standard" style:list-style-name="L5">
      <style:text-properties fo:language="ca" fo:country="ES" officeooo:rsid="000fb2fa" officeooo:paragraph-rsid="0018e111" style:font-size-asian="10.5pt"/>
    </style:style>
    <style:style style:name="P25" style:family="paragraph" style:parent-style-name="Standard" style:list-style-name="L5">
      <style:text-properties fo:language="ca" fo:country="ES" officeooo:rsid="000fb2fa" officeooo:paragraph-rsid="00133d04" style:font-size-asian="10.5pt"/>
    </style:style>
    <style:style style:name="P26" style:family="paragraph" style:parent-style-name="Standard" style:list-style-name="L5">
      <style:text-properties fo:language="ca" fo:country="ES" officeooo:rsid="000fb2fa" officeooo:paragraph-rsid="001b5a63" style:font-size-asian="10.5pt"/>
    </style:style>
    <style:style style:name="P27" style:family="paragraph" style:parent-style-name="Standard" style:list-style-name="L5">
      <style:text-properties fo:language="ca" fo:country="ES" officeooo:rsid="000fb2fa" officeooo:paragraph-rsid="001d2972" style:font-size-asian="10.5pt"/>
    </style:style>
    <style:style style:name="P28" style:family="paragraph" style:parent-style-name="Standard" style:list-style-name="L4">
      <style:text-properties fo:language="ca" fo:country="ES" officeooo:rsid="000fb2fa" officeooo:paragraph-rsid="00133d04" style:font-size-asian="10.5pt"/>
    </style:style>
    <style:style style:name="P29" style:family="paragraph" style:parent-style-name="Standard" style:list-style-name="L4">
      <style:text-properties fo:language="ca" fo:country="ES" officeooo:rsid="000fb2fa" officeooo:paragraph-rsid="001bfbd7" style:font-size-asian="10.5pt"/>
    </style:style>
    <style:style style:name="P30" style:family="paragraph" style:parent-style-name="Standard" style:list-style-name="L4">
      <style:text-properties fo:language="ca" fo:country="ES" officeooo:rsid="000fb2fa" officeooo:paragraph-rsid="001d2972" style:font-size-asian="10.5pt"/>
    </style:style>
    <style:style style:name="P31" style:family="paragraph" style:parent-style-name="Standard" style:list-style-name="L5">
      <style:text-properties fo:language="ca" fo:country="ES" officeooo:rsid="001093c7" officeooo:paragraph-rsid="001093c7" style:font-size-asian="10.5pt"/>
    </style:style>
    <style:style style:name="P32" style:family="paragraph" style:parent-style-name="Standard" style:list-style-name="L5">
      <style:text-properties fo:language="ca" fo:country="ES" officeooo:rsid="001093c7" officeooo:paragraph-rsid="0018e111" style:font-size-asian="10.5pt"/>
    </style:style>
    <style:style style:name="P33" style:family="paragraph" style:parent-style-name="Standard" style:list-style-name="L5">
      <style:text-properties fo:language="ca" fo:country="ES" officeooo:rsid="001093c7" officeooo:paragraph-rsid="001241e1" style:font-size-asian="10.5pt"/>
    </style:style>
    <style:style style:name="P34" style:family="paragraph" style:parent-style-name="Standard" style:list-style-name="L5">
      <style:text-properties fo:language="ca" fo:country="ES" officeooo:rsid="001093c7" officeooo:paragraph-rsid="00133d04" style:font-size-asian="10.5pt"/>
    </style:style>
    <style:style style:name="P35" style:family="paragraph" style:parent-style-name="Standard" style:list-style-name="L5">
      <style:text-properties fo:language="ca" fo:country="ES" officeooo:rsid="001093c7" officeooo:paragraph-rsid="001b5a63" style:font-size-asian="10.5pt"/>
    </style:style>
    <style:style style:name="P36" style:family="paragraph" style:parent-style-name="Standard" style:list-style-name="L4">
      <style:text-properties fo:language="ca" fo:country="ES" officeooo:rsid="001093c7" officeooo:paragraph-rsid="00133d04" style:font-size-asian="10.5pt"/>
    </style:style>
    <style:style style:name="P37" style:family="paragraph" style:parent-style-name="Standard" style:list-style-name="L4">
      <style:text-properties fo:language="ca" fo:country="ES" officeooo:rsid="001093c7" officeooo:paragraph-rsid="001b5a63" style:font-size-asian="10.5pt"/>
    </style:style>
    <style:style style:name="P38" style:family="paragraph" style:parent-style-name="Standard" style:list-style-name="L4">
      <style:text-properties fo:language="ca" fo:country="ES" officeooo:rsid="001093c7" officeooo:paragraph-rsid="001bfbd7" style:font-size-asian="10.5pt"/>
    </style:style>
    <style:style style:name="P39" style:family="paragraph" style:parent-style-name="Standard" style:list-style-name="L5">
      <style:text-properties fo:language="ca" fo:country="ES" officeooo:rsid="00133d04" officeooo:paragraph-rsid="00133d04" style:font-size-asian="10.5pt"/>
    </style:style>
    <style:style style:name="P40" style:family="paragraph" style:parent-style-name="Standard" style:list-style-name="L4">
      <style:text-properties fo:language="ca" fo:country="ES" officeooo:rsid="00133d04" officeooo:paragraph-rsid="001b5a63" style:font-size-asian="10.5pt"/>
    </style:style>
    <style:style style:name="P41" style:family="paragraph" style:parent-style-name="Standard" style:list-style-name="L4">
      <style:text-properties fo:language="ca" fo:country="ES" officeooo:rsid="00133d04" officeooo:paragraph-rsid="00133d04" style:font-size-asian="10.5pt"/>
    </style:style>
    <style:style style:name="P42" style:family="paragraph" style:parent-style-name="Standard" style:list-style-name="L6">
      <style:text-properties fo:language="ca" fo:country="ES" officeooo:rsid="0016b1ff" officeooo:paragraph-rsid="0016b1ff" style:font-size-asian="10.5pt"/>
    </style:style>
    <style:style style:name="P43" style:family="paragraph" style:parent-style-name="Standard" style:list-style-name="L4">
      <style:text-properties fo:language="ca" fo:country="ES" officeooo:rsid="001bfbd7" officeooo:paragraph-rsid="001bfbd7" style:font-size-asian="10.5pt"/>
    </style:style>
    <style:style style:name="P44" style:family="paragraph" style:parent-style-name="Standard" style:list-style-name="L4">
      <style:text-properties fo:language="ca" fo:country="ES" officeooo:rsid="001d2972" officeooo:paragraph-rsid="001d2972" style:font-size-asian="10.5pt"/>
    </style:style>
    <style:style style:name="T1" style:family="text">
      <style:text-properties officeooo:rsid="000bfbb4"/>
    </style:style>
    <style:style style:name="T2" style:family="text">
      <style:text-properties officeooo:rsid="000c1bb1"/>
    </style:style>
    <style:style style:name="T3" style:family="text">
      <style:text-properties officeooo:rsid="000db3e5"/>
    </style:style>
    <style:style style:name="T4" style:family="text">
      <style:text-properties officeooo:rsid="000fb2fa"/>
    </style:style>
    <style:style style:name="T5" style:family="text">
      <style:text-properties officeooo:rsid="001093c7"/>
    </style:style>
    <style:style style:name="T6" style:family="text">
      <style:text-properties officeooo:rsid="0018e111"/>
    </style:style>
    <style:style style:name="T7" style:family="text">
      <style:text-properties officeooo:rsid="001b5a63"/>
    </style:style>
    <style:style style:name="T8" style:family="text">
      <style:text-properties officeooo:rsid="001bfbd7"/>
    </style:style>
    <style:style style:name="T9" style:family="text">
      <style:text-properties officeooo:rsid="001d29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Bullet_20_Symbols" text:bullet-char="▸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3" text:style-name="Bullet_20_Symbols" text:bullet-char="▸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4" text:style-name="Bullet_20_Symbols" text:bullet-char="▹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ció del diagrama de Casos d’Ús</text:p>
      <text:p text:style-name="P1"/>
      <text:list xml:id="list2541659657" text:style-name="L1">
        <text:list-item>
          <text:p text:style-name="P2">Gestió de Perfil:</text:p>
        </text:list-item>
      </text:list>
      <text:p text:style-name="P1"><text:tab/>Usuari: No es demana cap entrada per part de l’usuari.</text:p>
      <text:p text:style-name="P1"><text:tab/>Sistema: Mostra les opci<text:span text:style-name="T9">o</text:span>ns de Crear Usuari i Carregar Usuari existent</text:p>
      <text:list xml:id="list2614618682" text:style-name="L2">
        <text:list-item>
          <text:p text:style-name="P3">Crear Usuari: </text:p>
        </text:list-item>
      </text:list>
      <text:p text:style-name="P1"><text:tab/><text:tab/>Usuari: Es demana el nom de usuari i el seu Password</text:p>
      <text:p text:style-name="P1"><text:tab/><text:tab/><text:span text:style-name="T3">S</text:span>istema: Fa la creació d’un nou usuari amb el password corresponent.</text:p>
      <text:list xml:id="list141226104585373" text:continue-numbering="true" text:style-name="L2">
        <text:list-item>
          <text:p text:style-name="P3">Carregar Usuari: </text:p>
        </text:list-item>
      </text:list>
      <text:p text:style-name="P1"><text:tab/><text:tab/>Usuari: Es demana la selecció d’un usuari existent.</text:p>
      <text:p text:style-name="P1"><text:tab/><text:tab/>Sistema: Carrega l’usuari seleccionat.</text:p>
      <text:list xml:id="list523683719" text:style-name="L3">
        <text:list-item>
          <text:p text:style-name="P4">Gestió de Pla d’Estudis:</text:p>
        </text:list-item>
      </text:list>
      <text:p text:style-name="P1"><text:tab/>Usuari: No es demana cap entrada per part de l’usuari.</text:p>
      <text:list xml:id="list4073603902" text:style-name="L4">
        <text:list-item>
          <text:p text:style-name="P5">Crear Pla:</text:p>
        </text:list-item>
      </text:list>
      <text:p text:style-name="P7"><text:tab/><text:tab/>Usuari: No es demana cap entrada per part de l’usuari.</text:p>
      <text:p text:style-name="P8"><text:tab/><text:tab/>Sistema: Mostra les opci<text:span text:style-name="T9">o</text:span>ns Importar Pla, Afegir Assignatura i Eliminar <text:tab/><text:tab/><text:tab/><text:tab/>Assignatura</text:p>
      <text:list xml:id="list3395900220" text:style-name="L5">
        <text:list-item>
          <text:p text:style-name="P9">Importar Pla:</text:p>
          <text:p text:style-name="P9">Usuari: <text:span text:style-name="T5">Es demana la selecció d’un fitxer que contingui un Pla d’Estudis codificat degudament</text:span>.</text:p>
          <text:p text:style-name="P9">Sistema: Carrega el Pla d’Estudis <text:span text:style-name="T5">del fitxer </text:span>seleccionat.</text:p>
        </text:list-item>
        <text:list-item>
          <text:p text:style-name="P9">Afegir Assignatura:</text:p>
          <text:p text:style-name="P9">Usuari: <text:span text:style-name="T1">No es demana cap entrada per part de l’usuari.</text:span></text:p>
          <text:p text:style-name="P9">Sistema: Mostra les opcions: Importar Assignatura, Visualitzar Assignatures Existents i Crear nova Assignatura.</text:p>
          <text:list>
            <text:list-item>
              <text:p text:style-name="P14">Importar Assignatura:</text:p>
              <text:p text:style-name="P15">Usuari: <text:span text:style-name="T5">Es demana la selecció d’un fitxer que contingui una Assignatura codificada degudament.</text:span></text:p>
              <text:p text:style-name="P14">Sistema: Carrega l’Assignatura <text:span text:style-name="T5">del fitxer s</text:span>elecciona<text:span text:style-name="T5">t</text:span>.</text:p>
            </text:list-item>
            <text:list-item>
              <text:p text:style-name="P14">Visualitzar Assignatures Existents:</text:p>
              <text:p text:style-name="P14">Usuari: <text:span text:style-name="T1">No es demana cap entrada per part de l’usuari.</text:span></text:p>
              <text:p text:style-name="P17">Sistema: Mostra les opci<text:span text:style-name="T9">o</text:span>ns: Modificar Grup, Crear Grup, Eliminar Grup, Modificar <text:span text:style-name="T4">Sessió</text:span>, Crear <text:span text:style-name="T4">Sessió</text:span>, Eliminar <text:span text:style-name="T4">Sessió</text:span>.</text:p>
              <text:list>
                <text:list-item>
                  <text:p text:style-name="P23">Modificar Grup:</text:p>
                  <text:p text:style-name="P23">Usuari: <text:span text:style-name="T1">No es demana cap entrada per part de l’usuari.</text:span></text:p>
                  <text:p text:style-name="P23">Sistema: Mostra les opci<text:span text:style-name="T9">o</text:span>ns: Modificar Subgrup, Crear Subgrup, Eliminar Subgrup.</text:p>
                  <text:list>
                    <text:list-item>
                      <text:p text:style-name="P31">Modificar Subgrup:</text:p>
                      <text:p text:style-name="P32">Usuari: <text:span text:style-name="T1">No es demana cap entrada per part de l’usuari.</text:span></text:p>
                      <text:p text:style-name="P31">Sistema: <text:span text:style-name="T6">Modifica el Subgrup.</text:span></text:p>
                    </text:list-item>
                    <text:list-item>
                      <text:p text:style-name="P31">Crear Subgrup:</text:p>
                      <text:p text:style-name="P32">Usuari: <text:span text:style-name="T1">No es demana cap entrada per part de l’usuari.</text:span></text:p>
                      <text:p text:style-name="P31">Sistema: <text:span text:style-name="T6">Crea el Subgrup.</text:span></text:p>
                    </text:list-item>
                    <text:list-item>
                      <text:p text:style-name="P31">Eliminar Subgrup:</text:p>
                      <text:p text:style-name="P32">Usuari: <text:span text:style-name="T1">No es demana cap entrada per part de l’usuari.</text:span></text:p>
                      <text:p text:style-name="P31">Sistema: <text:span text:style-name="T6">Elimina el Subgrup.</text:span></text:p>
                    </text:list-item>
                  </text:list>
                </text:list-item>
                <text:list-item>
                  <text:p text:style-name="P23">Crear Grup:</text:p>
                  <text:p text:style-name="P23">Usuari: <text:span text:style-name="T1">No es demana cap entrada per part de l’usuari.</text:span></text:p>
                  <text:p text:style-name="P23">Sistema: Mostra les opci<text:span text:style-name="T9">o</text:span>ns: Crear Subgrup, Eliminar Subgrup.</text:p>
                  <text:list>
                    <text:list-item>
                      <text:p text:style-name="P33">Crear Subgrup:</text:p>
                      <text:p text:style-name="P32"><text:soft-page-break/>Usuari: <text:span text:style-name="T1">No es demana cap entrada per part de l’usuari.</text:span></text:p>
                      <text:p text:style-name="P32">Sistema: <text:span text:style-name="T6">Crea el Subgrup.</text:span></text:p>
                    </text:list-item>
                    <text:list-item>
                      <text:p text:style-name="P33">Eliminar Subgrup:</text:p>
                      <text:p text:style-name="P32">Usuari: <text:span text:style-name="T1">No es demana cap entrada per part de l’usuari.</text:span></text:p>
                      <text:p text:style-name="P32">Sistema: <text:span text:style-name="T6">Elimina el Subgrup.</text:span></text:p>
                    </text:list-item>
                  </text:list>
                </text:list-item>
                <text:list-item>
                  <text:p text:style-name="P23">Eliminar Grup:</text:p>
                  <text:p text:style-name="P23">Usuari: <text:span text:style-name="T2">Es demana la selecció d’un </text:span>grup <text:span text:style-name="T2">Existent.</text:span></text:p>
                  <text:p text:style-name="P23">Sistema: Elimina el grup seleccionat.</text:p>
                </text:list-item>
                <text:list-item>
                  <text:p text:style-name="P27">Modificar Sessi<text:span text:style-name="T9">ó</text:span>:</text:p>
                  <text:p text:style-name="P24">Usuari: <text:s/><text:span text:style-name="T1">No es demana cap entrada per part de l’usuari.</text:span></text:p>
                  <text:p text:style-name="P23">Sistema: <text:span text:style-name="T6">Modifica la sessió corresponent.</text:span></text:p>
                </text:list-item>
                <text:list-item>
                  <text:p text:style-name="P27">Crear Sessi<text:span text:style-name="T9">ó</text:span>:</text:p>
                  <text:p text:style-name="P24">Usuari: <text:span text:style-name="T1">No es demana cap entrada per part de l’usuari.</text:span></text:p>
                  <text:p text:style-name="P23">Sistema: <text:span text:style-name="T6">Crea una sessió.</text:span></text:p>
                </text:list-item>
                <text:list-item>
                  <text:p text:style-name="P27">Eliminar Sessi<text:span text:style-name="T9">ó</text:span>:</text:p>
                  <text:p text:style-name="P24">Usuari: <text:span text:style-name="T1">No es demana cap entrada per part de l’usuari.</text:span></text:p>
                  <text:p text:style-name="P23">Sistema: <text:span text:style-name="T6">Elimina la sessió seleccionada.</text:span></text:p>
                </text:list-item>
              </text:list>
            </text:list-item>
            <text:list-item>
              <text:p text:style-name="P14">Crear nova Assignatura:</text:p>
              <text:p text:style-name="P16">Usuari: <text:span text:style-name="T1">No es demana cap entrada per part de l’usuari.</text:span></text:p>
              <text:p text:style-name="P17">Sistema: Mostra les opci<text:span text:style-name="T9">o</text:span>ns: Modificar Grup, Crear Grup, Eliminar Grup, Modificar <text:span text:style-name="T4">Sessió</text:span>, Crear <text:span text:style-name="T4">Sessió</text:span>, Eliminar <text:span text:style-name="T4">Sessió</text:span>.</text:p>
              <text:list>
                <text:list-item>
                  <text:p text:style-name="P25">Modificar Grup:</text:p>
                  <text:p text:style-name="P25">Usuari: <text:span text:style-name="T1">No es demana cap entrada per part de l’usuari.</text:span></text:p>
                  <text:p text:style-name="P25">Sistema: Mostra les opci<text:span text:style-name="T9">o</text:span>ns: Modificar Subgrup, Crear Subgrup, Eliminar Subgrup.</text:p>
                  <text:list>
                    <text:list-item>
                      <text:p text:style-name="P34">Modificar Subgrup:</text:p>
                      <text:p text:style-name="P32">Usuari: <text:span text:style-name="T1">No es demana cap entrada per part de l’usuari.</text:span></text:p>
                      <text:p text:style-name="P34">Sistema: <text:span text:style-name="T6">Modifica el Subgrup seleccionat.</text:span></text:p>
                    </text:list-item>
                    <text:list-item>
                      <text:p text:style-name="P34">Crear Subgrup:</text:p>
                      <text:p text:style-name="P32">Usuari: <text:span text:style-name="T1">No es demana cap entrada per part de l’usuari.</text:span></text:p>
                      <text:p text:style-name="P32">Sistema: <text:span text:style-name="T6">Crea un Subgrup.</text:span></text:p>
                    </text:list-item>
                    <text:list-item>
                      <text:p text:style-name="P34">Eliminar Subgrup:</text:p>
                      <text:p text:style-name="P32">Usuari: <text:span text:style-name="T1">No es demana cap entrada per part de l’usuari.</text:span></text:p>
                      <text:p text:style-name="P32">Sistema: <text:s/><text:span text:style-name="T6">Elimina el Subgrup corresponent.</text:span></text:p>
                    </text:list-item>
                  </text:list>
                </text:list-item>
                <text:list-item>
                  <text:p text:style-name="P25">Crear Grup:</text:p>
                  <text:p text:style-name="P25">Usuari: <text:span text:style-name="T1">No es demana cap entrada per part de l’usuari.</text:span></text:p>
                  <text:p text:style-name="P25">Sistema: Mostra les opci<text:span text:style-name="T9">o</text:span>ns: Crear Subgrup, Eliminar Subgrup.</text:p>
                  <text:list>
                    <text:list-item>
                      <text:p text:style-name="P34">Crear Subgrup:</text:p>
                      <text:p text:style-name="P35">Usuari: <text:span text:style-name="T1">No es demana cap entrada per part de l’usuari.</text:span></text:p>
                      <text:p text:style-name="P34">Sistema: <text:span text:style-name="T7">Crea un Subgrup.</text:span></text:p>
                    </text:list-item>
                    <text:list-item>
                      <text:p text:style-name="P34">Eliminar Subgrup:</text:p>
                      <text:p text:style-name="P35">Usuari: <text:span text:style-name="T1">No es demana cap entrada per part de l’usuari.</text:span></text:p>
                      <text:p text:style-name="P34">Sistema: <text:span text:style-name="T7">Elimina el Subgrup seleccionat.</text:span></text:p>
                    </text:list-item>
                  </text:list>
                </text:list-item>
                <text:list-item>
                  <text:p text:style-name="P25">Eliminar Grup:</text:p>
                  <text:p text:style-name="P25">Usuari: <text:span text:style-name="T2">Es demana la selecció d’un </text:span>grup <text:span text:style-name="T2">Existent.</text:span></text:p>
                  <text:p text:style-name="P25">Sistema: Elimina el grup seleccionat.</text:p>
                </text:list-item>
                <text:list-item>
                  <text:p text:style-name="P27">Modificar Sessi<text:span text:style-name="T9">ó</text:span>:</text:p>
                  <text:p text:style-name="P26">Usuari: <text:span text:style-name="T1">No es demana cap entrada per part de l’usuari.</text:span></text:p>
                  <text:p text:style-name="P25">Sistema: <text:span text:style-name="T7">Modifica la sessió corresponent.</text:span></text:p>
                </text:list-item>
                <text:list-item>
                  <text:p text:style-name="P27">Crear Sessi<text:span text:style-name="T9">ó</text:span>:</text:p>
                  <text:p text:style-name="P26"><text:soft-page-break/>Usuari: <text:span text:style-name="T1">No es demana cap entrada per part de l’usuari.</text:span></text:p>
                  <text:p text:style-name="P25">Sistema: <text:span text:style-name="T7">Crear una sessió</text:span></text:p>
                </text:list-item>
                <text:list-item>
                  <text:p text:style-name="P27">Eliminar Sessi<text:span text:style-name="T9">ó</text:span>:</text:p>
                  <text:p text:style-name="P26">Usuari: <text:span text:style-name="T1">No es demana cap entrada per part de l’usuari.</text:span></text:p>
                  <text:p text:style-name="P25">Sistema: <text:span text:style-name="T7">El sistema eliminarà la sessió adequada.</text:span></text:p>
                </text:list-item>
              </text:list>
              <text:p text:style-name="P10"/>
            </text:list-item>
          </text:list>
        </text:list-item>
        <text:list-item>
          <text:p text:style-name="P11">Eliminar Assignatura:</text:p>
          <text:p text:style-name="P12">Usuari: <text:span text:style-name="T8">Es demana la selecció d’una assignatura existent.</text:span></text:p>
          <text:p text:style-name="P39">Sistema: <text:span text:style-name="T7">S’eliminarà la assignatura seleccionada.</text:span></text:p>
        </text:list-item>
      </text:list>
      <text:p text:style-name="P8"><text:tab/><text:tab/><text:tab/></text:p>
      <text:list xml:id="list141226111977943" text:continue-list="list4073603902" text:style-name="L4">
        <text:list-item>
          <text:p text:style-name="P6">Eliminar Pla:</text:p>
          <text:p text:style-name="P40">Usuari: <text:span text:style-name="T1">No es demana cap entrada per part de l’usuari.</text:span></text:p>
          <text:p text:style-name="P41">Sistema: <text:span text:style-name="T7">Elimina el Pla d’estudis seleccionat.</text:span></text:p>
        </text:list-item>
        <text:list-item>
          <text:p text:style-name="P6">Modificar Pla:</text:p>
          <text:p text:style-name="P40">Usuari: <text:span text:style-name="T1">No es demana cap entrada per part de l’usuari.</text:span></text:p>
          <text:p text:style-name="P41">Sistema: <text:span text:style-name="T7">Mostra les opcions Afegir Assignatura i Modificar Assignatura</text:span></text:p>
          <text:list>
            <text:list-item>
              <text:p text:style-name="P13">Afegir Assignatura:</text:p>
            </text:list-item>
          </text:list>
          <text:p text:style-name="P13">Usuari: <text:span text:style-name="T1">No es demana cap entrada per part de l’usuari.</text:span></text:p>
          <text:p text:style-name="P13">Sistema: Mostra les opcions: Importar Assignatura, Visualitzar Assignatures Existents i Crear nova Assignatura.</text:p>
          <text:list>
            <text:list-item>
              <text:list>
                <text:list-item text:start-value="1">
                  <text:p text:style-name="P18">Importar Assignatura:</text:p>
                  <text:p text:style-name="P18">Usuari: <text:span text:style-name="T5">Es demana la selecció d’un fitxer que contingui una Assignatura codificada degudament.</text:span></text:p>
                  <text:p text:style-name="P18">Sistema: Carrega l’Assignatura <text:span text:style-name="T5">del fitxer s</text:span>elecciona<text:span text:style-name="T5">t</text:span>.</text:p>
                </text:list-item>
                <text:list-item>
                  <text:p text:style-name="P18">Visualitzar Assignatures Existents:</text:p>
                  <text:p text:style-name="P18">Usuari: <text:span text:style-name="T1">No es demana cap entrada per part de l’usuari.</text:span></text:p>
                  <text:p text:style-name="P20">Sistema: Mostra les opci<text:span text:style-name="T9">o</text:span>ns: Modificar Grup, Crear Grup, Eliminar Grup, Modificar <text:span text:style-name="T4">Sessió</text:span>, Crear <text:span text:style-name="T4">Sessió</text:span>, Eliminar <text:span text:style-name="T4">Sessió</text:span>.</text:p>
                  <text:list>
                    <text:list-item>
                      <text:p text:style-name="P28">Modificar Grup:</text:p>
                      <text:p text:style-name="P28">Usuari: <text:span text:style-name="T1">No es demana cap entrada per part de l’usuari.</text:span></text:p>
                      <text:p text:style-name="P28">Sistema: Mostra les opci<text:span text:style-name="T9">o</text:span>ns: Modificar Subgrup, Crear Subgrup, Eliminar Subgrup.</text:p>
                      <text:list>
                        <text:list-item>
                          <text:p text:style-name="P36">Modificar Subgrup:</text:p>
                          <text:p text:style-name="P37">Usuari: <text:span text:style-name="T1">No es demana cap entrada per part de l’usuari.</text:span></text:p>
                        </text:list-item>
                        <text:list-item>
                          <text:p text:style-name="P37">Sistema: <text:span text:style-name="T6">Modifica el Subgurp.</text:span></text:p>
                        </text:list-item>
                        <text:list-item>
                          <text:p text:style-name="P36">Crear Subgrup: <text:span text:style-name="T8">Crea un subgrup.</text:span></text:p>
                          <text:p text:style-name="P38">Usuari: <text:span text:style-name="T1">No es demana cap entrada per part de l’usuari.</text:span></text:p>
                          <text:p text:style-name="P38">Sistema: <text:span text:style-name="T8">Crea un subgrup.</text:span></text:p>
                        </text:list-item>
                      </text:list>
                    </text:list-item>
                    <text:list-item>
                      <text:p text:style-name="P36">Eliminar Subgrup:</text:p>
                      <text:p text:style-name="P36">Usuari: <text:span text:style-name="T9">No es demana cap intervenció per part de l’usuari.</text:span></text:p>
                      <text:p text:style-name="P36">Sistema: <text:span text:style-name="T9">Elimina el subgrup corresponent.</text:span></text:p>
                    </text:list-item>
                  </text:list>
                </text:list-item>
                <text:list-item>
                  <text:p text:style-name="P28">Crear Grup:</text:p>
                  <text:p text:style-name="P28">Usuari: <text:span text:style-name="T1">No es demana cap entrada per part de l’usuari.</text:span></text:p>
                  <text:p text:style-name="P28">Sistema: Mostra les opci<text:span text:style-name="T9">o</text:span>ns: Crear Subgrup, Eliminar Subgrup.</text:p>
                  <text:list>
                    <text:list-item>
                      <text:p text:style-name="P36">Crear Subgrup:</text:p>
                      <text:p text:style-name="P38">Usuari: <text:span text:style-name="T1">No es demana cap entrada per part de l’usuari.</text:span></text:p>
                      <text:p text:style-name="P36">Sistema:<text:span text:style-name="T8">Crea un subgrup.</text:span></text:p>
                    </text:list-item>
                    <text:list-item>
                      <text:p text:style-name="P36">Eliminar Subgrup:</text:p>
                      <text:p text:style-name="P38">Usuari: <text:span text:style-name="T1">No es demana cap entrada per part de l’usuari.</text:span></text:p>
                      <text:p text:style-name="P36">Sistema: <text:span text:style-name="T8">Elimina el subgrup corresponent.</text:span></text:p>
                    </text:list-item>
                  </text:list>
                </text:list-item>
                <text:list-item>
                  <text:p text:style-name="P28"><text:soft-page-break/>Eliminar Grup:</text:p>
                  <text:p text:style-name="P28">Usuari: <text:span text:style-name="T2">Es demana la selecció d’un </text:span>grup <text:span text:style-name="T2">Existent.</text:span></text:p>
                  <text:p text:style-name="P28">Sistema: Elimina el grup seleccionat.</text:p>
                </text:list-item>
                <text:list-item>
                  <text:p text:style-name="P30">Modificar Sessi<text:span text:style-name="T9">ó</text:span>:</text:p>
                  <text:p text:style-name="P28">Usuari: <text:span text:style-name="T9">Es demana la selecció d’una sessió existent.</text:span></text:p>
                  <text:p text:style-name="P28">Sistema: <text:span text:style-name="T9">Modifica la sessió seleccionada.</text:span></text:p>
                </text:list-item>
                <text:list-item>
                  <text:p text:style-name="P30">Crear Sessi<text:span text:style-name="T9">ó</text:span>:</text:p>
                  <text:p text:style-name="P28">Usuari: <text:span text:style-name="T9">No es demana cap intervenció per part de l’usuari.</text:span></text:p>
                  <text:p text:style-name="P28">Sistema: <text:span text:style-name="T9">Crea una sessió.</text:span></text:p>
                </text:list-item>
                <text:list-item>
                  <text:p text:style-name="P30">Eliminar Sessi<text:span text:style-name="T9">ó</text:span>:</text:p>
                  <text:p text:style-name="P30">Usuari: <text:s/><text:span text:style-name="T2">Es demana la selecció d’una sessió existent</text:span></text:p>
                  <text:p text:style-name="P28">Sistema: <text:span text:style-name="T9">S’elimina la sessió seleccionada.</text:span></text:p>
                </text:list-item>
              </text:list>
            </text:list-item>
            <text:list-item>
              <text:p text:style-name="P18">Crear nova Assignatura:</text:p>
              <text:p text:style-name="P18">Usuari: <text:span text:style-name="T1">No es demana cap entrada per part de l’usuari.</text:span></text:p>
              <text:p text:style-name="P20">Sistema: Mostra les opci<text:span text:style-name="T9">o</text:span>ns: Modificar Grup, Crear Grup, Eliminar Grup, Modificar <text:span text:style-name="T4">Sessió</text:span>, Crear <text:span text:style-name="T4">Sessió</text:span>, Eliminar <text:span text:style-name="T4">Sessió</text:span>.</text:p>
              <text:list>
                <text:list-item>
                  <text:p text:style-name="P28">Modificar Grup:</text:p>
                  <text:p text:style-name="P28">Usuari: <text:span text:style-name="T1">No es demana cap entrada per part de l’usuari.</text:span></text:p>
                  <text:p text:style-name="P30">Sistema: Mostra les opci<text:span text:style-name="T9">o</text:span>ns: Modificar Subgrup, Crear Subgrup, Eliminar Subgrup.</text:p>
                  <text:list>
                    <text:list-item>
                      <text:p text:style-name="P36">Modificar Subgrup: </text:p>
                      <text:p text:style-name="P38">Usuari: <text:span text:style-name="T1">No es demana cap entrada per part de l’usuari.</text:span></text:p>
                      <text:p text:style-name="P36">Sistema: <text:span text:style-name="T8">Es modifica el subgrup seleccionat.</text:span></text:p>
                    </text:list-item>
                    <text:list-item>
                      <text:p text:style-name="P36">Crear Subgrup:</text:p>
                      <text:p text:style-name="P38">Usuari: <text:span text:style-name="T1">No es demana cap entrada per part de l’usuari.</text:span></text:p>
                      <text:p text:style-name="P36">Sistema: <text:span text:style-name="T8">Es crea un subgrup.</text:span></text:p>
                    </text:list-item>
                    <text:list-item>
                      <text:p text:style-name="P36">Eliminar Subgrup:</text:p>
                      <text:p text:style-name="P38">Usuari: <text:span text:style-name="T1">No es demana cap entrada per part de l’usuari.</text:span></text:p>
                      <text:p text:style-name="P36">Sistema: <text:span text:style-name="T8">S’elimina el subgrup corresponent.</text:span></text:p>
                    </text:list-item>
                  </text:list>
                </text:list-item>
                <text:list-item>
                  <text:p text:style-name="P28">Crear Grup:</text:p>
                  <text:p text:style-name="P28">Usuari: <text:span text:style-name="T1">No es demana cap entrada per part de l’usuari.</text:span></text:p>
                  <text:p text:style-name="P28">Sistema: Mostra les opci<text:span text:style-name="T9">o</text:span>ns: Crear Subgrup, Eliminar Subgrup.</text:p>
                  <text:list>
                    <text:list-item>
                      <text:p text:style-name="P36">Crear Subgrup:</text:p>
                      <text:p text:style-name="P38">Usuari: <text:span text:style-name="T1">No es demana cap entrada per part de l’usuari.</text:span></text:p>
                      <text:p text:style-name="P36">Sistema: <text:span text:style-name="T8">Crea un subgrup.</text:span></text:p>
                    </text:list-item>
                    <text:list-item>
                      <text:p text:style-name="P36">Eliminar Subgrup:</text:p>
                      <text:p text:style-name="P38">Usuari: <text:span text:style-name="T1">No es demana cap entrada per part de l’usuari.</text:span></text:p>
                      <text:p text:style-name="P36">Sistema: <text:span text:style-name="T8">S’elimina el subgrup corresponent.</text:span></text:p>
                    </text:list-item>
                  </text:list>
                </text:list-item>
                <text:list-item>
                  <text:p text:style-name="P28">Eliminar Grup:</text:p>
                  <text:p text:style-name="P28">Usuari: <text:span text:style-name="T2">Es demana la selecció d’un </text:span>grup <text:span text:style-name="T2">Existent.</text:span></text:p>
                  <text:p text:style-name="P28">Sistema: Elimina el grup seleccionat.</text:p>
                </text:list-item>
                <text:list-item>
                  <text:p text:style-name="P30">Modificar Sessi<text:span text:style-name="T9">ó</text:span>:</text:p>
                  <text:p text:style-name="P29">Usuari: <text:span text:style-name="T1">No es demana cap entrada per part de l’usuari.</text:span></text:p>
                  <text:p text:style-name="P28">Sistema: <text:span text:style-name="T8">Modifica la sessió que se li indicada.</text:span></text:p>
                </text:list-item>
                <text:list-item>
                  <text:p text:style-name="P28">Crear Sessi<text:span text:style-name="T9">ó</text:span>:</text:p>
                  <text:p text:style-name="P29">Usuari: <text:span text:style-name="T1">No es demana cap entrada per part de l’usuari.</text:span></text:p>
                  <text:p text:style-name="P28">Sistema: <text:span text:style-name="T8">Crea una nova sessió.</text:span></text:p>
                </text:list-item>
                <text:list-item>
                  <text:p text:style-name="P30">Eliminar Sessi<text:span text:style-name="T9">ó</text:span>:</text:p>
                  <text:p text:style-name="P28">Usuari: <text:span text:style-name="T8">Es demana la selecció d’una sessió existent.</text:span></text:p>
                  <text:p text:style-name="P28">Sistema: <text:span text:style-name="T8">Elimina la sessió seleccionada.</text:span></text:p>
                </text:list-item>
              </text:list>
            </text:list-item>
          </text:list>
        </text:list-item>
      </text:list>
      <text:list xml:id="list2282924344" text:style-name="L6">
        <text:list-item>
          <text:p text:style-name="P42"><text:soft-page-break/>Modificar Assignatura:</text:p>
          <text:list>
            <text:list-header>
              <text:p text:style-name="P21">Usuari: <text:span text:style-name="T1">No es demana cap entrada per part de l’usuari.</text:span></text:p>
              <text:p text:style-name="P21">Sistema: Mostra l<text:span text:style-name="T8">a opció: Gestió(Gestiona tots els grups i sessions).</text:span></text:p>
            </text:list-header>
          </text:list>
        </text:list-item>
      </text:list>
      <text:list xml:id="list141226810308899" text:continue-list="list141226111977943" text:style-name="L4">
        <text:list-header>
          <text:p text:style-name="P41"/>
        </text:list-header>
        <text:list-item>
          <text:p text:style-name="P6">Gestionar Restriccions:</text:p>
          <text:list>
            <text:list-item>
              <text:p text:style-name="P43">Afegir Restriccions: </text:p>
              <text:list>
                <text:list-header>
                  <text:p text:style-name="P19">Usuari: <text:span text:style-name="T8">L’usuari determina quina restriccions vol afergir.</text:span></text:p>
                  <text:p text:style-name="P19">Sistema: <text:span text:style-name="T8">Afegeix una restricció en el conjunt.</text:span></text:p>
                </text:list-header>
              </text:list>
            </text:list-item>
            <text:list-item>
              <text:p text:style-name="P44">Eliminar Restriccions:</text:p>
              <text:list>
                <text:list-header>
                  <text:p text:style-name="P20">Usuari: <text:span text:style-name="T9">Ha de seleccionar una restricció existent.</text:span></text:p>
                  <text:p text:style-name="P20">Sistema: <text:span text:style-name="T9">Elimina la restricció seleccionada.</text:span></text:p>
                </text:list-header>
              </text:list>
            </text:list-item>
          </text:list>
        </text:list-item>
      </text:list>
      <text:p text:style-name="P2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53:56.925082566</meta:creation-date>
    <dc:date>2018-11-16T14:12:24.931000000</dc:date>
    <meta:editing-duration>PT2H27M7S</meta:editing-duration>
    <meta:editing-cycles>4</meta:editing-cycles>
    <meta:generator>LibreOffice/5.4.2.2$Windows_X86_64 LibreOffice_project/22b09f6418e8c2d508a9eaf86b2399209b0990f4</meta:generator>
    <meta:document-statistic meta:table-count="0" meta:image-count="0" meta:object-count="0" meta:page-count="5" meta:paragraph-count="197" meta:word-count="1390" meta:character-count="8171" meta:non-whitespace-character-count="7128"/>
  </office:meta>
</office:document-meta>
</file>